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quationManager.setProportion( int index1 , int index2 , int factor1 , int facto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quationManager.Equa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quationManager.addSubTree( int numb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quationManager.get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tionManager.descend( int index , int 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quationManager.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quationManager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quationManager.asc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tionManager.getIndexOfVariabl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tionManager.setFixedLength( int index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